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="solid" draw:fill-color="#ff3333" draw:textarea-horizontal-align="justify" draw:textarea-vertical-align="middle" draw:auto-grow-height="false" fo:min-height="0.082cm" fo:min-width="0cm"/>
    </style:style>
    <style:style style:name="gr2" style:family="graphic" style:parent-style-name="standard">
      <style:graphic-properties svg:stroke-color="#dddddd" draw:fill="solid" draw:fill-color="#ff3333" draw:textarea-horizontal-align="justify" draw:textarea-vertical-align="middle" draw:auto-grow-height="false" fo:min-height="0.081cm" fo:min-width="0cm"/>
    </style:style>
    <style:style style:name="gr3" style:family="graphic" style:parent-style-name="standard">
      <style:graphic-properties svg:stroke-color="#dddddd" draw:fill="solid" draw:fill-color="#66ffff" draw:textarea-horizontal-align="justify" draw:textarea-vertical-align="middle" draw:auto-grow-height="false" fo:min-height="0.082cm" fo:min-width="0cm"/>
    </style:style>
    <style:style style:name="gr4" style:family="graphic" style:parent-style-name="standard">
      <style:graphic-properties svg:stroke-color="#dddddd" draw:fill="solid" draw:fill-color="#ff3333" draw:textarea-horizontal-align="justify" draw:textarea-vertical-align="middle" draw:auto-grow-height="false" fo:min-height="0.082cm" fo:min-width="0cm"/>
    </style:style>
    <style:style style:name="gr5" style:family="graphic" style:parent-style-name="standard">
      <style:graphic-properties svg:stroke-color="#dddddd" draw:fill="solid" draw:fill-color="#6666ff" draw:textarea-horizontal-align="justify" draw:textarea-vertical-align="middle" draw:auto-grow-height="false" fo:min-height="0.081cm" fo:min-width="0cm"/>
    </style:style>
    <style:style style:name="gr6" style:family="graphic" style:parent-style-name="standard">
      <style:graphic-properties svg:stroke-color="#dddddd" draw:fill="solid" draw:fill-color="#66ffff" draw:textarea-horizontal-align="justify" draw:textarea-vertical-align="middle" draw:auto-grow-height="false" fo:min-height="0.082cm" fo:min-width="0cm"/>
    </style:style>
    <style:style style:name="gr7" style:family="graphic" style:parent-style-name="standard">
      <style:graphic-properties svg:stroke-color="#dddddd" draw:fill="solid" draw:fill-color="#6666ff" draw:textarea-horizontal-align="justify" draw:textarea-vertical-align="middle" draw:auto-grow-height="false" fo:min-height="0.082cm" fo:min-width="0cm"/>
    </style:style>
    <style:style style:name="gr8" style:family="graphic" style:parent-style-name="standard">
      <style:graphic-properties svg:stroke-color="#dddddd" draw:fill="solid" draw:fill-color="#6666ff" draw:textarea-horizontal-align="justify" draw:textarea-vertical-align="middle" draw:auto-grow-height="false" fo:min-height="0.081cm" fo:min-width="0cm"/>
    </style:style>
    <style:style style:name="gr9" style:family="graphic" style:parent-style-name="standard">
      <style:graphic-properties svg:stroke-width="0.051cm" svg:stroke-color="#ff3333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dddddd" draw:marker-start="Arrowheads_20_1" draw:marker-start-width="0.276cm" draw:marker-end="Arrowheads_20_1" draw:marker-end-width="0.276cm" draw:fill="solid" draw:fill-color="#666666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dddddd" draw:marker-start="Arrowheads_20_1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dddddd" draw:marker-start-width="0.276cm" draw:marker-end="Arrowheads_20_1" draw:marker-end-width="0.276cm" draw:fill="solid" draw:fill-color="#666666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dddddd" draw:marker-start="Arrowheads_20_1" draw:marker-start-width="0.276cm" draw:marker-end="Arrowheads_20_1" draw:marker-end-width="0.276cm" draw:fill="solid" draw:fill-color="#ff3333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dddddd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ff3333" draw:marker-start="Arrowheads_20_1" draw:marker-start-width="0.276cm" draw:marker-end="Arrowheads_20_1" draw:marker-end-width="0.276cm" draw:fill="solid" draw:fill-color="#666666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dddddd" draw:marker-start="" draw:marker-start-width="0.276cm" draw:marker-end="Arrowheads_20_1" draw:marker-end-width="0.276cm" draw:fill="solid" draw:fill-color="#9999ff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7pt" fo:font-style="italic" style:font-size-asian="7pt" style:font-style-asian="italic" style:font-size-complex="7pt" style:font-style-complex="italic"/>
    </style:style>
    <style:style style:name="T1" style:family="text">
      <style:text-properties fo:font-size="7pt" fo:font-style="italic" style:font-size-asian="7pt" style:font-style-asian="italic" style:font-size-complex="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437cm" svg:height="0.468cm" svg:x="0.787cm" svg:y="0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437cm" svg:height="0.468cm" svg:x="0.787cm" svg:y="1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0.437cm" svg:height="0.467cm" svg:x="0.787cm" svg:y="3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437cm" svg:height="0.468cm" svg:x="0.787cm" svg:y="4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436cm" svg:height="0.468cm" svg:x="2.165cm" svg:y="0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0.436cm" svg:height="0.468cm" svg:x="2.165cm" svg:y="1.851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436cm" svg:height="0.468cm" svg:x="2.165cm" svg:y="3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2" draw:id="id12" draw:layer="layout" svg:width="0.436cm" svg:height="0.467cm" svg:x="2.165cm" svg:y="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436cm" svg:height="0.468cm" svg:x="3.543cm" svg:y="0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0.436cm" svg:height="0.468cm" svg:x="3.543cm" svg:y="1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0.436cm" svg:height="0.468cm" svg:x="3.543cm" svg:y="3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3" draw:id="id13" draw:layer="layout" svg:width="0.436cm" svg:height="0.467cm" svg:x="3.543cm" svg:y="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437cm" svg:height="0.468cm" svg:x="4.92cm" svg:y="0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0.437cm" svg:height="0.468cm" svg:x="4.92cm" svg:y="1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7" draw:id="id17" draw:layer="layout" svg:width="0.437cm" svg:height="0.468cm" svg:x="4.92cm" svg:y="3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9" draw:id="id19" draw:layer="layout" svg:width="0.437cm" svg:height="0.467cm" svg:x="4.92cm" svg:y="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0.437cm" svg:height="0.468cm" svg:x="6.294cm" svg:y="0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5" draw:id="id15" draw:layer="layout" svg:width="0.437cm" svg:height="0.468cm" svg:x="6.294cm" svg:y="1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8" draw:id="id18" draw:layer="layout" svg:width="0.437cm" svg:height="0.468cm" svg:x="6.294cm" svg:y="3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0" draw:id="id20" draw:layer="layout" svg:width="0.437cm" svg:height="0.467cm" svg:x="6.294cm" svg:y="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svg:x1="1.224cm" svg:y1="0.715cm" svg:x2="2.165cm" svg:y2="0.717cm" draw:start-shape="id1" draw:start-glue-point="10" draw:end-shape="id2" draw:end-glue-point="6" svg:d="M1224 715h471v2h470" svg:viewBox="0 0 942 3">
          <text:p text:style-name="P1"><text:span text:style-name="T1">0.5</text:span></text:p>
        </draw:connector>
        <draw:connector draw:style-name="gr10" draw:text-style-name="P3" draw:layer="layout" svg:x1="2.601cm" svg:y1="0.717cm" svg:x2="3.543cm" svg:y2="0.717cm" draw:start-shape="id2" draw:start-glue-point="10" draw:end-shape="id3" draw:end-glue-point="6" svg:d="M2601 717h942" svg:viewBox="0 0 943 1">
          <text:p text:style-name="P1"><text:span text:style-name="T1">0.1</text:span></text:p>
        </draw:connector>
        <draw:connector draw:style-name="gr10" draw:text-style-name="P3" draw:layer="layout" svg:x1="3.979cm" svg:y1="0.717cm" svg:x2="4.92cm" svg:y2="0.717cm" draw:start-shape="id3" draw:start-glue-point="10" draw:end-shape="id4" draw:end-glue-point="6" svg:d="M3979 717h941" svg:viewBox="0 0 942 1">
          <text:p text:style-name="P1"><text:span text:style-name="T1">0.1</text:span></text:p>
        </draw:connector>
        <draw:connector draw:style-name="gr11" draw:text-style-name="P3" draw:layer="layout" svg:x1="1.224cm" svg:y1="2.083cm" svg:x2="2.165cm" svg:y2="2.085cm" draw:start-shape="id5" draw:start-glue-point="10" draw:end-shape="id6" draw:end-glue-point="6" svg:d="M1224 2083h471v2h470" svg:viewBox="0 0 942 3">
          <text:p text:style-name="P1"><text:span text:style-name="T1">0.5</text:span></text:p>
        </draw:connector>
        <draw:connector draw:style-name="gr12" draw:text-style-name="P3" draw:layer="layout" svg:x1="1.006cm" svg:y1="0.949cm" svg:x2="1.006cm" svg:y2="1.849cm" draw:start-shape="id1" draw:start-glue-point="8" draw:end-shape="id5" draw:end-glue-point="4" svg:d="M1006 949v900" svg:viewBox="0 0 1 901">
          <text:p text:style-name="P1"><text:span text:style-name="T1">0.3</text:span></text:p>
        </draw:connector>
        <draw:connector draw:style-name="gr11" draw:text-style-name="P3" draw:layer="layout" svg:x1="2.383cm" svg:y1="0.951cm" svg:x2="2.383cm" svg:y2="1.851cm" draw:start-shape="id2" draw:start-glue-point="8" draw:end-shape="id6" draw:end-glue-point="4" svg:d="M2383 951v900" svg:viewBox="0 0 1 901">
          <text:p text:style-name="P1"><text:span text:style-name="T1">0.5</text:span></text:p>
        </draw:connector>
        <draw:connector draw:style-name="gr13" draw:text-style-name="P3" draw:layer="layout" svg:x1="2.601cm" svg:y1="2.085cm" svg:x2="3.543cm" svg:y2="2.085cm" draw:start-shape="id6" draw:start-glue-point="10" draw:end-shape="id7" draw:end-glue-point="6" svg:d="M2601 2085h942" svg:viewBox="0 0 943 1">
          <text:p text:style-name="P1"><text:span text:style-name="T1">0.5</text:span></text:p>
        </draw:connector>
        <draw:connector draw:style-name="gr10" draw:text-style-name="P3" draw:layer="layout" svg:x1="1.006cm" svg:y1="2.317cm" svg:x2="1.006cm" svg:y2="3.219cm" draw:start-shape="id5" draw:start-glue-point="8" draw:end-shape="id8" draw:end-glue-point="4" svg:d="M1006 2317v902" svg:viewBox="0 0 1 903">
          <text:p text:style-name="P1"><text:span text:style-name="T1">0.1</text:span></text:p>
        </draw:connector>
        <draw:connector draw:style-name="gr11" draw:text-style-name="P3" draw:layer="layout" svg:x1="1.006cm" svg:y1="3.686cm" svg:x2="1.006cm" svg:y2="4.583cm" draw:start-shape="id8" draw:start-glue-point="8" draw:end-shape="id9" draw:end-glue-point="4" svg:d="M1006 3686v897" svg:viewBox="0 0 1 898">
          <text:p text:style-name="P3">0.2</text:p>
        </draw:connector>
        <draw:connector draw:style-name="gr14" draw:text-style-name="P3" draw:layer="layout" svg:x1="1.224cm" svg:y1="3.453cm" svg:x2="2.165cm" svg:y2="3.455cm" draw:start-shape="id8" draw:start-glue-point="10" draw:end-shape="id10" draw:end-glue-point="6" svg:d="M1224 3453h471v2h470" svg:viewBox="0 0 942 3">
          <text:p text:style-name="P1"><text:span text:style-name="T1">0.7</text:span></text:p>
        </draw:connector>
        <draw:connector draw:style-name="gr13" draw:text-style-name="P3" draw:layer="layout" svg:x1="2.383cm" svg:y1="2.319cm" svg:x2="2.383cm" svg:y2="3.221cm" draw:start-shape="id6" draw:start-glue-point="8" draw:end-shape="id10" draw:end-glue-point="4" svg:d="M2383 2319v902" svg:viewBox="0 0 1 903">
          <text:p text:style-name="P1"><text:span text:style-name="T1">0.5</text:span></text:p>
        </draw:connector>
        <draw:connector draw:style-name="gr10" draw:text-style-name="P3" draw:layer="layout" svg:x1="3.761cm" svg:y1="2.319cm" svg:x2="3.761cm" svg:y2="3.221cm" draw:start-shape="id7" draw:start-glue-point="8" draw:end-shape="id11" draw:end-glue-point="4" svg:d="M3761 2319v902" svg:viewBox="0 0 1 903">
          <text:p text:style-name="P1"><text:span text:style-name="T1">0.5</text:span></text:p>
        </draw:connector>
        <draw:connector draw:style-name="gr14" draw:text-style-name="P3" draw:layer="layout" svg:x1="1.224cm" svg:y1="4.817cm" svg:x2="2.165cm" svg:y2="4.82cm" draw:start-shape="id9" draw:start-glue-point="10" draw:end-shape="id12" draw:end-glue-point="6" svg:d="M1224 4817h471v3h470" svg:viewBox="0 0 942 4">
          <text:p text:style-name="P1"><text:span text:style-name="T1">0.8</text:span></text:p>
        </draw:connector>
        <draw:connector draw:style-name="gr9" draw:text-style-name="P3" draw:layer="layout" svg:x1="2.383cm" svg:y1="3.689cm" svg:x2="2.383cm" svg:y2="4.586cm" draw:start-shape="id10" draw:start-glue-point="8" draw:end-shape="id12" draw:end-glue-point="4" svg:d="M2383 3689v897" svg:viewBox="0 0 1 898">
          <text:p text:style-name="P1"><text:span text:style-name="T1">0.7</text:span></text:p>
        </draw:connector>
        <draw:connector draw:style-name="gr10" draw:text-style-name="P3" draw:layer="layout" svg:x1="2.601cm" svg:y1="3.455cm" svg:x2="3.543cm" svg:y2="3.455cm" draw:start-shape="id10" draw:start-glue-point="10" draw:end-shape="id11" draw:end-glue-point="6" svg:d="M2601 3455h942" svg:viewBox="0 0 943 1">
          <text:p text:style-name="P1"><text:span text:style-name="T1">0.5</text:span></text:p>
        </draw:connector>
        <draw:connector draw:style-name="gr12" draw:text-style-name="P3" draw:layer="layout" svg:x1="2.601cm" svg:y1="4.82cm" svg:x2="3.543cm" svg:y2="4.82cm" draw:start-shape="id12" draw:start-glue-point="10" draw:end-shape="id13" draw:end-glue-point="6" svg:d="M2601 4820h942" svg:viewBox="0 0 943 1">
          <text:p text:style-name="P3">0.6</text:p>
        </draw:connector>
        <draw:connector draw:style-name="gr10" draw:text-style-name="P3" draw:layer="layout" svg:x1="3.761cm" svg:y1="3.689cm" svg:x2="3.761cm" svg:y2="4.586cm" draw:start-shape="id11" draw:start-glue-point="8" draw:end-shape="id13" draw:end-glue-point="4" svg:d="M3761 3689v897" svg:viewBox="0 0 1 898">
          <text:p text:style-name="P1"><text:span text:style-name="T1">0.5</text:span></text:p>
        </draw:connector>
        <draw:connector draw:style-name="gr11" draw:text-style-name="P3" draw:layer="layout" svg:x1="3.761cm" svg:y1="0.951cm" svg:x2="3.761cm" svg:y2="1.851cm" draw:start-shape="id3" draw:start-glue-point="8" draw:end-shape="id7" draw:end-glue-point="4" svg:d="M3761 951v900" svg:viewBox="0 0 1 901">
          <text:p text:style-name="P1"><text:span text:style-name="T1">0.5</text:span></text:p>
        </draw:connector>
        <draw:connector draw:style-name="gr14" draw:text-style-name="P3" draw:layer="layout" svg:x1="6.513cm" svg:y1="0.951cm" svg:x2="6.513cm" svg:y2="1.851cm" draw:start-shape="id14" draw:start-glue-point="8" draw:end-shape="id15" draw:end-glue-point="4" svg:d="M6513 951v900" svg:viewBox="0 0 1 901">
          <text:p text:style-name="P1"><text:span text:style-name="T1">0.9</text:span></text:p>
        </draw:connector>
        <draw:connector draw:style-name="gr14" draw:text-style-name="P3" draw:layer="layout" svg:x1="5.139cm" svg:y1="0.951cm" svg:x2="5.139cm" svg:y2="1.851cm" draw:start-shape="id4" draw:start-glue-point="8" draw:end-shape="id16" draw:end-glue-point="4" svg:d="M5139 951v900" svg:viewBox="0 0 1 901">
          <text:p text:style-name="P1"><text:span text:style-name="T1">0.6</text:span></text:p>
        </draw:connector>
        <draw:connector draw:style-name="gr10" draw:text-style-name="P3" draw:layer="layout" svg:x1="3.979cm" svg:y1="2.085cm" svg:x2="4.92cm" svg:y2="2.085cm" draw:start-shape="id7" draw:start-glue-point="10" draw:end-shape="id16" draw:end-glue-point="6" svg:d="M3979 2085h941" svg:viewBox="0 0 942 1">
          <text:p text:style-name="P1"><text:span text:style-name="T1">0.5</text:span></text:p>
        </draw:connector>
        <draw:connector draw:style-name="gr10" draw:text-style-name="P3" draw:layer="layout" svg:x1="3.979cm" svg:y1="3.455cm" svg:x2="4.92cm" svg:y2="3.455cm" draw:start-shape="id11" draw:start-glue-point="10" draw:end-shape="id17" draw:end-glue-point="6" svg:d="M3979 3455h941" svg:viewBox="0 0 942 1">
          <text:p text:style-name="P1"><text:span text:style-name="T1">0.5</text:span></text:p>
        </draw:connector>
        <draw:connector draw:style-name="gr15" draw:text-style-name="P3" draw:layer="layout" svg:x1="5.139cm" svg:y1="2.319cm" svg:x2="5.139cm" svg:y2="3.221cm" draw:start-shape="id16" draw:start-glue-point="8" draw:end-shape="id17" draw:end-glue-point="4" svg:d="M5139 2319v902" svg:viewBox="0 0 1 903">
          <text:p text:style-name="P1"><text:span text:style-name="T1">0.5</text:span></text:p>
        </draw:connector>
        <draw:connector draw:style-name="gr14" draw:text-style-name="P3" draw:layer="layout" svg:x1="5.357cm" svg:y1="2.085cm" svg:x2="6.294cm" svg:y2="2.085cm" draw:start-shape="id16" draw:start-glue-point="10" draw:end-shape="id15" draw:end-glue-point="6" svg:d="M5357 2085h937" svg:viewBox="0 0 938 1">
          <text:p text:style-name="P1"><text:span text:style-name="T1">0.6</text:span></text:p>
        </draw:connector>
        <draw:connector draw:style-name="gr11" draw:text-style-name="P3" draw:layer="layout" svg:x1="5.357cm" svg:y1="0.717cm" svg:x2="6.294cm" svg:y2="0.717cm" draw:start-shape="id4" draw:start-glue-point="10" draw:end-shape="id14" draw:end-glue-point="6" svg:d="M5357 717h937" svg:viewBox="0 0 938 1">
          <text:p text:style-name="P3">0.8</text:p>
        </draw:connector>
        <draw:connector draw:style-name="gr10" draw:text-style-name="P3" draw:layer="layout" svg:x1="6.513cm" svg:y1="2.319cm" svg:x2="6.513cm" svg:y2="3.221cm" draw:start-shape="id15" draw:start-glue-point="8" draw:end-shape="id18" draw:end-glue-point="4" svg:d="M6513 2319v902" svg:viewBox="0 0 1 903">
          <text:p text:style-name="P1"><text:span text:style-name="T1">0.3</text:span></text:p>
        </draw:connector>
        <draw:connector draw:style-name="gr14" draw:text-style-name="P3" draw:layer="layout" svg:x1="5.357cm" svg:y1="3.455cm" svg:x2="6.294cm" svg:y2="3.455cm" draw:start-shape="id17" draw:start-glue-point="10" draw:end-shape="id18" draw:end-glue-point="6" svg:d="M5357 3455h937" svg:viewBox="0 0 938 1">
          <text:p text:style-name="P1"><text:span text:style-name="T1">0.7</text:span></text:p>
        </draw:connector>
        <draw:connector draw:style-name="gr10" draw:text-style-name="P3" draw:layer="layout" svg:x1="5.139cm" svg:y1="3.689cm" svg:x2="5.139cm" svg:y2="4.586cm" draw:start-shape="id17" draw:start-glue-point="8" draw:end-shape="id19" draw:end-glue-point="4" svg:d="M5139 3689v897" svg:viewBox="0 0 1 898">
          <text:p text:style-name="P1"><text:span text:style-name="T1">0.5</text:span></text:p>
        </draw:connector>
        <draw:connector draw:style-name="gr10" draw:text-style-name="P3" draw:layer="layout" svg:x1="3.979cm" svg:y1="4.82cm" svg:x2="4.92cm" svg:y2="4.82cm" draw:start-shape="id13" draw:start-glue-point="10" draw:end-shape="id19" draw:end-glue-point="6" svg:d="M3979 4820h941" svg:viewBox="0 0 942 1">
          <text:p text:style-name="P1"><text:span text:style-name="T1">0.5</text:span></text:p>
        </draw:connector>
        <draw:connector draw:style-name="gr16" draw:text-style-name="P3" draw:layer="layout" svg:x1="5.357cm" svg:y1="4.82cm" svg:x2="6.294cm" svg:y2="4.82cm" draw:start-shape="id19" draw:start-glue-point="10" draw:end-shape="id20" draw:end-glue-point="6" svg:d="M5357 4820h937" svg:viewBox="0 0 938 1">
          <text:p text:style-name="P1"><text:span text:style-name="T1">0.5</text:span></text:p>
        </draw:connector>
        <draw:connector draw:style-name="gr11" draw:text-style-name="P3" draw:layer="layout" svg:x1="6.513cm" svg:y1="3.689cm" svg:x2="6.513cm" svg:y2="4.586cm" draw:start-shape="id18" draw:start-glue-point="8" draw:end-shape="id20" draw:end-glue-point="4" svg:d="M6513 3689v897" svg:viewBox="0 0 1 898">
          <text:p text:style-name="P1"><text:span text:style-name="T1">0.4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7.62cm" fo:page-height="5.5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8T11:54:24.572105000</meta:creation-date>
    <dc:date>2015-01-30T11:44:59.634329000</dc:date>
    <meta:editing-duration>PT2H14M41S</meta:editing-duration>
    <meta:editing-cycles>3</meta:editing-cycles>
    <meta:generator>LibreOffice/4.3.5.2$MacOSX_x86 LibreOffice_project/3a87456aaa6a95c63eea1c1b3201acedf0751bd5</meta:generator>
    <meta:document-statistic meta:object-count="51"/>
  </office:meta>
</office:document-meta>
</file>